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auhaus 93" svg:font-family="'Bauhaus 93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officeooo:paragraph-rsid="0000977e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officeooo:rsid="0000977e" officeooo:paragraph-rsid="0000977e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size="12pt" fo:font-style="normal" style:text-underline-style="solid" style:text-underline-width="auto" style:text-underline-color="font-color" officeooo:rsid="0000977e" officeooo:paragraph-rsid="0000977e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font-size="12pt" fo:font-style="normal" style:text-underline-style="solid" style:text-underline-width="auto" style:text-underline-color="font-color" officeooo:rsid="0000977e" officeooo:paragraph-rsid="000195d2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top="0cm" fo:margin-bottom="0.353cm" loext:contextual-spacing="false" fo:line-height="115%" fo:text-align="end" style:justify-single-word="false"/>
      <style:text-properties fo:font-size="10pt" fo:font-style="normal" style:text-underline-style="solid" style:text-underline-width="auto" style:text-underline-color="font-color" officeooo:rsid="0002de79" officeooo:paragraph-rsid="0002de79" style:font-size-asian="10pt" style:font-style-asian="normal" style:font-size-complex="10pt" style:font-style-complex="normal"/>
    </style:style>
    <style:style style:name="P6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/>
      <style:text-properties officeooo:paragraph-rsid="0000977e"/>
    </style:style>
    <style:style style:name="T1" style:family="text">
      <style:text-properties fo:color="#000000" style:font-name="Bauhaus 93" fo:font-size="16pt" fo:language="en" fo:country="none" fo:font-style="italic" fo:font-weight="normal" style:font-size-asian="16pt" style:font-style-asian="italic" style:font-weight-asian="normal"/>
    </style:style>
    <style:style style:name="T2" style:family="text">
      <style:text-properties fo:color="#000000" style:font-name="Bauhaus 93" fo:font-size="72pt" fo:language="en" fo:country="none" fo:font-weight="bold" style:font-size-asian="72pt" style:font-weight-asian="bold"/>
    </style:style>
    <style:style style:name="T3" style:family="text">
      <style:text-properties fo:color="#000000" style:font-name="Bauhaus 93" fo:font-size="72pt" fo:language="en" fo:country="none" fo:font-style="italic" fo:font-weight="bold" style:font-size-asian="72pt" style:font-style-asian="italic" style:font-weight-asian="bold"/>
    </style:style>
    <style:style style:name="T4" style:family="text">
      <style:text-properties fo:color="#000000" style:font-name="Bauhaus 93" fo:language="en" fo:country="none" fo:font-weight="normal" style:font-weight-asian="normal"/>
    </style:style>
    <style:style style:name="T5" style:family="text">
      <style:text-properties fo:color="#000000" style:font-name="Bauhaus 93" fo:language="en" fo:country="none" fo:font-weight="normal" officeooo:rsid="000195d2" style:font-weight-asian="normal"/>
    </style:style>
    <style:style style:name="T6" style:family="text">
      <style:text-properties fo:color="#000000" style:font-name="Bauhaus 93" fo:language="en" fo:country="none" fo:font-weight="normal" officeooo:rsid="0002de79" style:font-weight-asian="normal"/>
    </style:style>
    <style:style style:name="T7" style:family="text">
      <style:text-properties fo:color="#000000" style:font-name="Bauhaus 93" fo:language="en" fo:country="none" style:text-underline-style="none" fo:font-weight="normal" style:font-weight-asian="normal"/>
    </style:style>
    <style:style style:name="T8" style:family="text">
      <style:text-properties fo:color="#000000" style:font-name="Bauhaus 93" fo:language="en" fo:country="none" style:text-underline-style="none" fo:font-weight="normal" officeooo:rsid="000195d2" style:font-weight-asian="normal"/>
    </style:style>
    <style:style style:name="T9" style:family="text">
      <style:text-properties fo:color="#000000" style:font-name="Bauhaus 93" fo:language="en" fo:country="none" style:text-underline-style="none" fo:font-weight="normal" officeooo:rsid="0002de79" style:font-weight-asian="normal"/>
    </style:style>
    <style:style style:name="T10" style:family="text">
      <style:text-properties fo:color="#ff0000" style:font-name="Bauhaus 93" fo:font-size="72pt" fo:language="en" fo:country="none" fo:font-weight="bold" style:font-size-asian="72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0">SPORT</text:span><text:span text:style-name="T2"> </text:span><text:span text:style-name="T3">CONNECT</text:span></text:p>
      <text:p text:style-name="P1"><text:span text:style-name="T1">WE CONNECT YOUR ACCTIVITES</text:span></text:p>
      <text:p text:style-name="P1"><text:span text:style-name="T1">WE CONNECT YOUR POWER</text:span></text:p>
      <text:p text:style-name="P1"><text:span text:style-name="T1"/></text:p>
      <text:p text:style-name="P2"><text:span text:style-name="T1">Ustrukturalizowany opis przypadków użycia</text:span></text:p>
      <text:p text:style-name="P2"><text:span text:style-name="T1"/></text:p>
      <text:p text:style-name="P3"><text:span text:style-name="T4">Nazwa Przypadku: </text:span><text:span text:style-name="T7">Rezerwacja Zajęć</text:span></text:p>
      <text:p text:style-name="P3"><text:span text:style-name="T4">Aktorzy: </text:span><text:span text:style-name="T7">Klient</text:span></text:p>
      <text:p text:style-name="P3"><text:span text:style-name="T4">Warunki początkowe: </text:span><text:span text:style-name="T7">Klient posiada aktywne konto po rejestracji</text:span></text:p>
      <text:p text:style-name="P3"><text:span text:style-name="T4">Zdarzenie inicjujące: </text:span><text:span text:style-name="T7">Wybranie opcji rezerwacji zajęć po wczęśniejszym sprawdzeniu ich dostepności</text:span></text:p>
      <text:p text:style-name="P3"><text:span text:style-name="T4">Przebieg w krokch:<text:line-break/></text:span><text:span text:style-name="T7">1.System sprawdza dostępność zajęć w wybranym przez klienta czasie.<text:line-break/>2.Klient rezerwuje zajęcia.<text:line-break/>3.Płatności <text:line-break/><text:line-break/></text:span><text:span text:style-name="T4">Przebiegi alternatywne: </text:span><text:span text:style-name="T7">Klient posiada kod rabatowy. </text:span></text:p>
      <text:p text:style-name="P3"><text:span text:style-name="T4">Sytuacje wyjątkowe: </text:span><text:span text:style-name="T7">Błąd płatności. Nagły brak miejsc. </text:span></text:p>
      <text:p text:style-name="P3"><text:span text:style-name="T4">Warunki końcowe: <text:s/></text:span><text:span text:style-name="T7">System przypisuje go do danej godziny i miejsca i wyświetla jego bilet na zajęcia.</text:span></text:p>
      <text:p text:style-name="P3"><text:span text:style-name="T4">Komentarze: </text:span><text:span text:style-name="T7">Podczas błedów płatności lub niedokończonych rezerwacji, system nie zapisuje rezerwacji do bazy danych.</text:span></text:p>
      <text:p text:style-name="P3"><text:span text:style-name="T4"/></text:p>
      <text:p text:style-name="P3"><text:soft-page-break/><text:span text:style-name="T4">Nazwa Przypadku: </text:span><text:span text:style-name="T7">Dodanie Zajęć</text:span></text:p>
      <text:p text:style-name="P3"><text:span text:style-name="T4">Aktorzy: </text:span><text:span text:style-name="T7">Trener</text:span></text:p>
      <text:p text:style-name="P3"><text:span text:style-name="T4">Warunki początkowe: </text:span><text:span text:style-name="T7">Trener posiada aktywne konto trenera w systemie. Wolne miejsce w obiekcie sportowym.</text:span></text:p>
      <text:p text:style-name="P3"><text:span text:style-name="T4">Zdarzenie inicjujące: </text:span><text:span text:style-name="T7">Wybranie opcji dodania zajęć. </text:span></text:p>
      <text:p text:style-name="P3"><text:span text:style-name="T4">Przebieg w krokch:</text:span><text:span text:style-name="T7"> 1.Dodanie opisu, zdjęcia, czasu oraz miejsca zajęć.<text:line-break/>2. Ustawienie ceny i grupy docelowej. <text:line-break/>3. Potwierdzenie dodania zajęć</text:span></text:p>
      <text:p text:style-name="P3"><text:span text:style-name="T4">Przebiegi alternatywne: </text:span><text:span text:style-name="T7">-</text:span></text:p>
      <text:p text:style-name="P3"><text:span text:style-name="T4">Sytuacje wyjątkowe: </text:span><text:span text:style-name="T7">Nagły brak miejsc w obiekcie sportowym. </text:span></text:p>
      <text:p text:style-name="P3"><text:span text:style-name="T4">Watunki końcowe: </text:span><text:span text:style-name="T7">System wyświetla potwierdzenie dodania zajęć. </text:span></text:p>
      <text:p text:style-name="P3"><text:span text:style-name="T4">Komentarze: </text:span><text:span text:style-name="T7">Nie dokończone dodanie zajęć nie umieszcza go w bazie danych. </text:span></text:p>
      <text:p text:style-name="P3"><text:span text:style-name="T7"/></text:p>
      <text:p text:style-name="P3"><text:span text:style-name="T4">Nazwa Przypadku: </text:span><text:span text:style-name="T8">Naprawa Błędu</text:span></text:p>
      <text:p text:style-name="P3"><text:span text:style-name="T4">Aktorzy: </text:span><text:span text:style-name="T8">Administrator</text:span></text:p>
      <text:p text:style-name="P3"><text:span text:style-name="T4">Warunki początkowe:</text:span><text:span text:style-name="T7"> </text:span></text:p>
      <text:p text:style-name="P4"><text:span text:style-name="T4">Zdarzenie inicjujące: </text:span><text:span text:style-name="T8">Zgłoszony bład w bazie danych</text:span></text:p>
      <text:p text:style-name="P3"><text:span text:style-name="T4">Przebieg w krokch:</text:span><text:span text:style-name="T7"> </text:span><text:span text:style-name="T8">1. Analiza błędu.<text:line-break/>2. Naprawa błędu<text:line-break/>3. Test<text:line-break/><text:line-break/></text:span><text:span text:style-name="T4">Przebiegi alternatywne: </text:span><text:span text:style-name="T8">Nie odnaleziono błędu, błąd wynika ze złego zaprojektowaniu systemu.</text:span></text:p>
      <text:p text:style-name="P3"><text:span text:style-name="T4">Sytuacje wyjątkowe: </text:span><text:span text:style-name="T8">Podczas naprawy błedu tworzy się krytyczny bład blokujący dostep do systemu.</text:span></text:p>
      <text:p text:style-name="P3"><text:span text:style-name="T4">Wa</text:span><text:span text:style-name="T5">r</text:span><text:span text:style-name="T4">unki końcowe</text:span><text:span text:style-name="T8">: Błąd został naprawiony</text:span></text:p>
      <text:p text:style-name="P3"><text:span text:style-name="T4">Komentarze:</text:span><text:span text:style-name="T5"> </text:span><text:span text:style-name="T8">Usunięcie zgłoszenia błedu w systemie.</text:span></text:p>
      <text:p text:style-name="P3"><text:span text:style-name="T4"/></text:p>
      <text:p text:style-name="P5"><text:span text:style-name="T8">M</text:span><text:span text:style-name="T7">arcel Dajnowicz</text:span></text:p>
      <text:p text:style-name="P5"><text:span text:style-name="T7">Szymon Dębski</text:span></text:p>
      <text:p text:style-name="P5"><text:span text:style-name="T7">Kasper Cisewsk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auhaus 93" svg:font-family="'Bauhaus 93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4:56:02.337939530</meta:creation-date>
    <dc:date>2019-02-26T15:26:07.792962601</dc:date>
    <meta:editing-duration>PT4M22S</meta:editing-duration>
    <meta:editing-cycles>1</meta:editing-cycles>
    <meta:document-statistic meta:table-count="0" meta:image-count="0" meta:object-count="0" meta:page-count="2" meta:paragraph-count="32" meta:word-count="240" meta:character-count="1832" meta:non-whitespace-character-count="1612"/>
    <meta:generator>LibreOffice/6.0.6.2$Linux_X86_64 LibreOffice_project/00m0$Build-2</meta:generator>
  </office:meta>
</office:document-meta>
</file>